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327in"/>
    </style:style>
    <style:style style:name="co3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tency" table:style-name="ta1">
        <table:shapes>
          <draw:frame draw:z-index="0" draw:style-name="gr1" draw:text-style-name="P1" svg:width="11.1035in" svg:height="6.2528in" svg:x="5.276in" svg:y="0.5126in">
            <draw:object draw:notify-on-update-of-ranges="Latency.A1:Latency.A1 Latency.A2:Latency.A25 Latency.B1:Latency.B1 Latency.B2:Latency.B25 Latency.A1:Latency.A1 Latency.A2:Latency.A25 Latency.C1:Latency.C1 Latency.C2:Latency.C25 Latency.A1:Latency.A1 Latency.A2:Latency.A25 Latency.D1:Latency.D1 Latency.D2:Latency.D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1035in" svg:height="6.2528in" svg:x="5.2913in" svg:y="6.9441in">
            <draw:object draw:notify-on-update-of-ranges="Latency.A2:Latency.A25 Latency.B1:Latency.B1 Latency.B2:Latency.B10 Latency.A2:Latency.A25 Latency.C1:Latency.C1 Latency.C2:Latency.C10 Latency.A2:Latency.A25 Latency.D1:Latency.D1 Latency.D2:Latency.D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X[Size]</text:p>
          </table:table-cell>
          <table:table-cell office:value-type="string" calcext:value-type="string">
            <text:p>same socket</text:p>
          </table:table-cell>
          <table:table-cell office:value-type="string" calcext:value-type="string">
            <text:p>same node different sockets</text:p>
          </table:table-cell>
          <table:table-cell office:value-type="string" calcext:value-type="string">
            <text:p>different nod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0.63" calcext:value-type="float">
            <text:p>0.63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.49</text:p>
          </table:table-cell>
          <table:table-cell office:value-type="float" office:value="0.7" calcext:value-type="float">
            <text:p>0.7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9" calcext:value-type="float">
            <text:p>0.49</text:p>
          </table:table-cell>
          <table:table-cell office:value-type="float" office:value="0.71" calcext:value-type="float">
            <text:p>0.71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9" calcext:value-type="float">
            <text:p>0.49</text:p>
          </table:table-cell>
          <table:table-cell office:value-type="float" office:value="0.7" calcext:value-type="float">
            <text:p>0.7</text:p>
          </table:table-cell>
          <table:table-cell office:value-type="float" office:value="3.56" calcext:value-type="float">
            <text:p>3.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9" calcext:value-type="float">
            <text:p>0.49</text:p>
          </table:table-cell>
          <table:table-cell office:value-type="float" office:value="0.7" calcext:value-type="float">
            <text:p>0.7</text:p>
          </table:table-cell>
          <table:table-cell office:value-type="float" office:value="3.63" calcext:value-type="float">
            <text:p>3.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8" calcext:value-type="float">
            <text:p>0.48</text:p>
          </table:table-cell>
          <table:table-cell office:value-type="float" office:value="0.82" calcext:value-type="float">
            <text:p>0.82</text:p>
          </table:table-cell>
          <table:table-cell office:value-type="float" office:value="3.66" calcext:value-type="float">
            <text:p>3.6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7" calcext:value-type="float">
            <text:p>0.47</text:p>
          </table:table-cell>
          <table:table-cell office:value-type="float" office:value="0.82" calcext:value-type="float">
            <text:p>0.82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3.87" calcext:value-type="float">
            <text:p>3.8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9" calcext:value-type="float">
            <text:p>0.59</text:p>
          </table:table-cell>
          <table:table-cell office:value-type="float" office:value="1.19" calcext:value-type="float">
            <text:p>1.19</text:p>
          </table:table-cell>
          <table:table-cell office:value-type="float" office:value="4.82" calcext:value-type="float">
            <text:p>4.8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61" calcext:value-type="float">
            <text:p>0.61</text:p>
          </table:table-cell>
          <table:table-cell office:value-type="float" office:value="1.42" calcext:value-type="float">
            <text:p>1.42</text:p>
          </table:table-cell>
          <table:table-cell office:value-type="float" office:value="5.29" calcext:value-type="float">
            <text:p>5.2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85" calcext:value-type="float">
            <text:p>0.85</text:p>
          </table:table-cell>
          <table:table-cell office:value-type="float" office:value="2.13" calcext:value-type="float">
            <text:p>2.13</text:p>
          </table:table-cell>
          <table:table-cell office:value-type="float" office:value="6.05" calcext:value-type="float">
            <text:p>6.0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.97" calcext:value-type="float">
            <text:p>2.97</text:p>
          </table:table-cell>
          <table:table-cell office:value-type="float" office:value="7.36" calcext:value-type="float">
            <text:p>7.3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.32" calcext:value-type="float">
            <text:p>1.32</text:p>
          </table:table-cell>
          <table:table-cell office:value-type="float" office:value="4.74" calcext:value-type="float">
            <text:p>4.74</text:p>
          </table:table-cell>
          <table:table-cell office:value-type="float" office:value="9.81" calcext:value-type="float">
            <text:p>9.8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.07" calcext:value-type="float">
            <text:p>4.07</text:p>
          </table:table-cell>
          <table:table-cell office:value-type="float" office:value="4.82" calcext:value-type="float">
            <text:p>4.82</text:p>
          </table:table-cell>
          <table:table-cell office:value-type="float" office:value="12.67" calcext:value-type="float">
            <text:p>12.6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4.9" calcext:value-type="float">
            <text:p>4.9</text:p>
          </table:table-cell>
          <table:table-cell office:value-type="float" office:value="5.79" calcext:value-type="float">
            <text:p>5.79</text:p>
          </table:table-cell>
          <table:table-cell office:value-type="float" office:value="18.52" calcext:value-type="float">
            <text:p>18.5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.63" calcext:value-type="float">
            <text:p>6.63</text:p>
          </table:table-cell>
          <table:table-cell office:value-type="float" office:value="7.48" calcext:value-type="float">
            <text:p>7.48</text:p>
          </table:table-cell>
          <table:table-cell office:value-type="float" office:value="26.33" calcext:value-type="float">
            <text:p>26.33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9.28" calcext:value-type="float">
            <text:p>9.28</text:p>
          </table:table-cell>
          <table:table-cell office:value-type="float" office:value="10.15" calcext:value-type="float">
            <text:p>10.15</text:p>
          </table:table-cell>
          <table:table-cell office:value-type="float" office:value="36.78" calcext:value-type="float">
            <text:p>36.78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4.86" calcext:value-type="float">
            <text:p>14.86</text:p>
          </table:table-cell>
          <table:table-cell office:value-type="float" office:value="15.64" calcext:value-type="float">
            <text:p>15.64</text:p>
          </table:table-cell>
          <table:table-cell office:value-type="float" office:value="57.73" calcext:value-type="float">
            <text:p>57.73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6.2" calcext:value-type="float">
            <text:p>26.2</text:p>
          </table:table-cell>
          <table:table-cell office:value-type="float" office:value="26.72" calcext:value-type="float">
            <text:p>26.72</text:p>
          </table:table-cell>
          <table:table-cell office:value-type="float" office:value="100.58" calcext:value-type="float">
            <text:p>100.58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48.34" calcext:value-type="float">
            <text:p>48.34</text:p>
          </table:table-cell>
          <table:table-cell office:value-type="float" office:value="48.45" calcext:value-type="float">
            <text:p>48.45</text:p>
          </table:table-cell>
          <table:table-cell office:value-type="float" office:value="187.08" calcext:value-type="float">
            <text:p>187.08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94.74" calcext:value-type="float">
            <text:p>94.74</text:p>
          </table:table-cell>
          <table:table-cell office:value-type="float" office:value="93.99" calcext:value-type="float">
            <text:p>93.99</text:p>
          </table:table-cell>
          <table:table-cell office:value-type="float" office:value="357.91" calcext:value-type="float">
            <text:p>357.9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93.03" calcext:value-type="float">
            <text:p>193.03</text:p>
          </table:table-cell>
          <table:table-cell office:value-type="float" office:value="187.98" calcext:value-type="float">
            <text:p>187.98</text:p>
          </table:table-cell>
          <table:table-cell office:value-type="float" office:value="698.45" calcext:value-type="float">
            <text:p>698.45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322.05" calcext:value-type="float">
            <text:p>1322.05</text:p>
          </table:table-cell>
          <table:table-cell office:value-type="float" office:value="381.06" calcext:value-type="float">
            <text:p>381.06</text:p>
          </table:table-cell>
          <table:table-cell office:value-type="float" office:value="1378.7" calcext:value-type="float">
            <text:p>1378.7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935.95" calcext:value-type="float">
            <text:p>2935.95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2739.63" calcext:value-type="float">
            <text:p>2739.63</text:p>
          </table:table-cell>
        </table:table-row>
      </table:table>
      <table:table table:name="Bandwidth" table:style-name="ta1">
        <table:shapes>
          <draw:frame draw:z-index="0" draw:style-name="gr1" draw:text-style-name="P1" svg:width="11.1327in" svg:height="5.25in" svg:x="4.7803in" svg:y="0.6169in">
            <draw:object draw:notify-on-update-of-ranges="Bandwidth.A1:Bandwidth.A1 Bandwidth.A2:Bandwidth.A24 Bandwidth.B1:Bandwidth.B1 Bandwidth.B2:Bandwidth.B23 Bandwidth.A1:Bandwidth.A1 Bandwidth.A2:Bandwidth.A24 Bandwidth.C1:Bandwidth.C1 Bandwidth.C2:Bandwidth.C23 Bandwidth.A1:Bandwidth.A1 Bandwidth.A2:Bandwidth.A24 Bandwidth.D1:Bandwidth.D1 Bandwidth.D2:Bandwidth.D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1.1327in" svg:height="5.25in" svg:x="4.7917in" svg:y="6.1807in">
            <draw:object draw:notify-on-update-of-ranges="Bandwidth.A2:Bandwidth.A24 Bandwidth.B1:Bandwidth.B1 Bandwidth.B2:Bandwidth.B15 Bandwidth.A2:Bandwidth.A24 Bandwidth.C1:Bandwidth.C1 Bandwidth.C2:Bandwidth.C15 Bandwidth.A2:Bandwidth.A24 Bandwidth.D1:Bandwidth.D1 Bandwidth.D2:Bandwidth.D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X[Size]</text:p>
          </table:table-cell>
          <table:table-cell office:value-type="string" calcext:value-type="string">
            <text:p>same socket</text:p>
          </table:table-cell>
          <table:table-cell office:value-type="string" calcext:value-type="string">
            <text:p>same node different sockets</text:p>
          </table:table-cell>
          <table:table-cell office:value-type="string" calcext:value-type="string">
            <text:p>different nod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68" calcext:value-type="float">
            <text:p>4.68</text:p>
          </table:table-cell>
          <table:table-cell office:value-type="float" office:value="4.52" calcext:value-type="float">
            <text:p>4.52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48" calcext:value-type="float">
            <text:p>9.48</text:p>
          </table:table-cell>
          <table:table-cell office:value-type="float" office:value="9.2" calcext:value-type="float">
            <text:p>9.2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.03" calcext:value-type="float">
            <text:p>19.03</text:p>
          </table:table-cell>
          <table:table-cell office:value-type="float" office:value="18.4" calcext:value-type="float">
            <text:p>18.4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.09" calcext:value-type="float">
            <text:p>38.09</text:p>
          </table:table-cell>
          <table:table-cell office:value-type="float" office:value="36.72" calcext:value-type="float">
            <text:p>36.72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9.82" calcext:value-type="float">
            <text:p>69.82</text:p>
          </table:table-cell>
          <table:table-cell office:value-type="float" office:value="68.34" calcext:value-type="float">
            <text:p>68.34</text:p>
          </table:table-cell>
          <table:table-cell office:value-type="float" office:value="10.24" calcext:value-type="float">
            <text:p>10.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6.17" calcext:value-type="float">
            <text:p>136.17</text:p>
          </table:table-cell>
          <table:table-cell office:value-type="float" office:value="138.14" calcext:value-type="float">
            <text:p>138.14</text:p>
          </table:table-cell>
          <table:table-cell office:value-type="float" office:value="20.38" calcext:value-type="float">
            <text:p>20.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2.98" calcext:value-type="float">
            <text:p>222.98</text:p>
          </table:table-cell>
          <table:table-cell office:value-type="float" office:value="200.15" calcext:value-type="float">
            <text:p>200.15</text:p>
          </table:table-cell>
          <table:table-cell office:value-type="float" office:value="40.7" calcext:value-type="float">
            <text:p>40.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67.14" calcext:value-type="float">
            <text:p>367.14</text:p>
          </table:table-cell>
          <table:table-cell office:value-type="float" office:value="192.08" calcext:value-type="float">
            <text:p>192.08</text:p>
          </table:table-cell>
          <table:table-cell office:value-type="float" office:value="78.07" calcext:value-type="float">
            <text:p>78.0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17.58" calcext:value-type="float">
            <text:p>617.58</text:p>
          </table:table-cell>
          <table:table-cell office:value-type="float" office:value="289.49" calcext:value-type="float">
            <text:p>289.49</text:p>
          </table:table-cell>
          <table:table-cell office:value-type="float" office:value="152.4" calcext:value-type="float">
            <text:p>152.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33.61" calcext:value-type="float">
            <text:p>1333.61</text:p>
          </table:table-cell>
          <table:table-cell office:value-type="float" office:value="470.64" calcext:value-type="float">
            <text:p>470.64</text:p>
          </table:table-cell>
          <table:table-cell office:value-type="float" office:value="294.55" calcext:value-type="float">
            <text:p>294.5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460.94" calcext:value-type="float">
            <text:p>2460.94</text:p>
          </table:table-cell>
          <table:table-cell office:value-type="float" office:value="639.85" calcext:value-type="float">
            <text:p>639.85</text:p>
          </table:table-cell>
          <table:table-cell office:value-type="float" office:value="530.99" calcext:value-type="float">
            <text:p>530.9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177.91" calcext:value-type="float">
            <text:p>4177.91</text:p>
          </table:table-cell>
          <table:table-cell office:value-type="float" office:value="818.54" calcext:value-type="float">
            <text:p>818.54</text:p>
          </table:table-cell>
          <table:table-cell office:value-type="float" office:value="743.86" calcext:value-type="float">
            <text:p>743.8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532.86" calcext:value-type="float">
            <text:p>1532.86</text:p>
          </table:table-cell>
          <table:table-cell office:value-type="float" office:value="1237.35" calcext:value-type="float">
            <text:p>1237.35</text:p>
          </table:table-cell>
          <table:table-cell office:value-type="float" office:value="924.46" calcext:value-type="float">
            <text:p>924.4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375.94" calcext:value-type="float">
            <text:p>2375.94</text:p>
          </table:table-cell>
          <table:table-cell office:value-type="float" office:value="1960.28" calcext:value-type="float">
            <text:p>1960.28</text:p>
          </table:table-cell>
          <table:table-cell office:value-type="float" office:value="1063.46" calcext:value-type="float">
            <text:p>1063.4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064.06" calcext:value-type="float">
            <text:p>3064.06</text:p>
          </table:table-cell>
          <table:table-cell office:value-type="float" office:value="2712.91" calcext:value-type="float">
            <text:p>2712.91</text:p>
          </table:table-cell>
          <table:table-cell office:value-type="float" office:value="1108.19" calcext:value-type="float">
            <text:p>1108.19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072.88" calcext:value-type="float">
            <text:p>4072.88</text:p>
          </table:table-cell>
          <table:table-cell office:value-type="float" office:value="3744.72" calcext:value-type="float">
            <text:p>3744.72</text:p>
          </table:table-cell>
          <table:table-cell office:value-type="float" office:value="1305.58" calcext:value-type="float">
            <text:p>1305.58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4863.39" calcext:value-type="float">
            <text:p>4863.39</text:p>
          </table:table-cell>
          <table:table-cell office:value-type="float" office:value="4588.53" calcext:value-type="float">
            <text:p>4588.53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5468.61" calcext:value-type="float">
            <text:p>5468.61</text:p>
          </table:table-cell>
          <table:table-cell office:value-type="float" office:value="5277.97" calcext:value-type="float">
            <text:p>5277.97</text:p>
          </table:table-cell>
          <table:table-cell office:value-type="float" office:value="1484.69" calcext:value-type="float">
            <text:p>1484.69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5831.65" calcext:value-type="float">
            <text:p>5831.65</text:p>
          </table:table-cell>
          <table:table-cell office:value-type="float" office:value="5362.23" calcext:value-type="float">
            <text:p>5362.23</text:p>
          </table:table-cell>
          <table:table-cell office:value-type="float" office:value="1502.83" calcext:value-type="float">
            <text:p>1502.83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6015.66" calcext:value-type="float">
            <text:p>6015.66</text:p>
          </table:table-cell>
          <table:table-cell office:value-type="float" office:value="5382.99" calcext:value-type="float">
            <text:p>5382.99</text:p>
          </table:table-cell>
          <table:table-cell office:value-type="float" office:value="1520.23" calcext:value-type="float">
            <text:p>1520.23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5859.3" calcext:value-type="float">
            <text:p>5859.3</text:p>
          </table:table-cell>
          <table:table-cell office:value-type="float" office:value="5427.54" calcext:value-type="float">
            <text:p>5427.54</text:p>
          </table:table-cell>
          <table:table-cell office:value-type="float" office:value="1531.02" calcext:value-type="float">
            <text:p>1531.02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5636.9" calcext:value-type="float">
            <text:p>5636.9</text:p>
          </table:table-cell>
          <table:table-cell office:value-type="float" office:value="5456.37" calcext:value-type="float">
            <text:p>5456.37</text:p>
          </table:table-cell>
          <table:table-cell office:value-type="float" office:value="1537.28" calcext:value-type="float">
            <text:p>1537.28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601.68" calcext:value-type="float">
            <text:p>1601.68</text:p>
          </table:table-cell>
          <table:table-cell office:value-type="float" office:value="1629.39" calcext:value-type="float">
            <text:p>1629.39</text:p>
          </table:table-cell>
          <table:table-cell office:value-type="float" office:value="1539.8" calcext:value-type="float">
            <text:p>1539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7T11:30:54.824463179</meta:creation-date>
    <dc:date>2020-10-17T12:59:23.219423655</dc:date>
    <meta:editing-duration>PT38M5S</meta:editing-duration>
    <meta:editing-cycles>6</meta:editing-cycles>
    <meta:generator>LibreOffice/6.4.6.2$Linux_X86_64 LibreOffice_project/40$Build-2</meta:generator>
    <meta:document-statistic meta:table-count="2" meta:cell-count="196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204cm" svg:height="15.883cm" xlink:href=".." xlink:type="simple" chart:class="chart:scatter" chart:style-name="ch1">
        <chart:title svg:x="13.238cm" svg:y="0.453cm" chart:style-name="ch2">
          <text:p>Latency</text:p>
        </chart:title>
        <chart:legend chart:legend-position="end" svg:x="22.494cm" svg:y="7.144cm" style:legend-expansion="high" chart:style-name="ch3"/>
        <chart:plot-area chart:style-name="ch4" table:cell-range-address="Latency.A1:Latency.D25" chart:data-source-has-labels="row" svg:x="1.575cm" svg:y="1.549cm" svg:width="20.355cm" svg:height="13.036cm">
          <chartooo:coordinate-region svg:x="2.567cm" svg:y="1.748cm" svg:width="18.713cm" svg:height="12.19cm"/>
          <chart:axis chart:dimension="x" chart:name="primary-x" chart:style-name="ch5">
            <chart:title svg:x="11.377cm" svg:y="14.902cm" chart:style-name="ch6">
              <text:p>Size</text:p>
            </chart:title>
          </chart:axis>
          <chart:axis chart:dimension="y" chart:name="primary-y" chart:style-name="ch5">
            <chart:title svg:x="0.451cm" svg:y="8.984cm" chart:style-name="ch7">
              <text:p>Latency [µs]</text:p>
            </chart:title>
            <chart:grid chart:style-name="ch8" chart:class="major"/>
          </chart:axis>
          <chart:series chart:style-name="ch9" chart:values-cell-range-address="Latency.B2:Latency.B25" chart:label-cell-address="Latency.B1:Latency.B1" chart:class="chart:scatter">
            <chart:domain table:cell-range-address="Latency.A2:Latency.A25"/>
            <chart:data-point chart:repeated="24"/>
          </chart:series>
          <chart:series chart:style-name="ch10" chart:values-cell-range-address="Latency.C2:Latency.C25" chart:label-cell-address="Latency.C1:Latency.C1" chart:class="chart:scatter">
            <chart:data-point chart:repeated="24"/>
          </chart:series>
          <chart:series chart:style-name="ch11" chart:values-cell-range-address="Latency.D2:Latency.D25" chart:label-cell-address="Latency.D1:Latency.D1" chart:class="chart:scatte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ame socket</text:p>
                <draw:g>
                  <svg:desc>Latency.B1:Latency.B1</svg:desc>
                </draw:g>
              </table:table-cell>
              <table:table-cell office:value-type="string">
                <text:p>same node different sockets</text:p>
                <draw:g>
                  <svg:desc>Latency.C1:Latency.C1</svg:desc>
                </draw:g>
              </table:table-cell>
              <table:table-cell office:value-type="string">
                <text:p>different nodes</text:p>
                <draw:g>
                  <svg:desc>Latency.D1:Latency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atency.A2:Latency.A25</svg:desc>
                </draw:g>
              </table:table-cell>
              <table:table-cell office:value-type="float" office:value="0.43">
                <text:p>0.43</text:p>
                <draw:g>
                  <svg:desc>Latency.B2:Latency.B25</svg:desc>
                </draw:g>
              </table:table-cell>
              <table:table-cell office:value-type="float" office:value="0.63">
                <text:p>0.63</text:p>
                <draw:g>
                  <svg:desc>Latency.C2:Latency.C25</svg:desc>
                </draw:g>
              </table:table-cell>
              <table:table-cell office:value-type="float" office:value="3.5">
                <text:p>3.5</text:p>
                <draw:g>
                  <svg:desc>Latency.D2:Latency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49">
                <text:p>0.49</text:p>
              </table:table-cell>
              <table:table-cell office:value-type="float" office:value="0.7">
                <text:p>0.7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49">
                <text:p>0.49</text:p>
              </table:table-cell>
              <table:table-cell office:value-type="float" office:value="0.71">
                <text:p>0.71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49">
                <text:p>0.49</text:p>
              </table:table-cell>
              <table:table-cell office:value-type="float" office:value="0.7">
                <text:p>0.7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49">
                <text:p>0.49</text:p>
              </table:table-cell>
              <table:table-cell office:value-type="float" office:value="0.7">
                <text:p>0.7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0.48">
                <text:p>0.48</text:p>
              </table:table-cell>
              <table:table-cell office:value-type="float" office:value="0.82">
                <text:p>0.82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0.47">
                <text:p>0.47</text:p>
              </table:table-cell>
              <table:table-cell office:value-type="float" office:value="0.82">
                <text:p>0.82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">
                <text:p>64</text:p>
              </table:table-cell>
              <table:table-cell office:value-type="float" office:value="0.5">
                <text:p>0.5</text:p>
              </table:table-cell>
              <table:table-cell office:value-type="float" office:value="0.92">
                <text:p>0.92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8">
                <text:p>128</text:p>
              </table:table-cell>
              <table:table-cell office:value-type="float" office:value="0.59">
                <text:p>0.59</text:p>
              </table:table-cell>
              <table:table-cell office:value-type="float" office:value="1.19">
                <text:p>1.19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6">
                <text:p>256</text:p>
              </table:table-cell>
              <table:table-cell office:value-type="float" office:value="0.61">
                <text:p>0.61</text:p>
              </table:table-cell>
              <table:table-cell office:value-type="float" office:value="1.42">
                <text:p>1.42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2">
                <text:p>512</text:p>
              </table:table-cell>
              <table:table-cell office:value-type="float" office:value="0.85">
                <text:p>0.85</text:p>
              </table:table-cell>
              <table:table-cell office:value-type="float" office:value="2.13">
                <text:p>2.13</text:p>
              </table:table-cell>
              <table:table-cell office:value-type="float" office:value="6.05">
                <text:p>6.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4">
                <text:p>1024</text:p>
              </table:table-cell>
              <table:table-cell office:value-type="float" office:value="1">
                <text:p>1</text:p>
              </table:table-cell>
              <table:table-cell office:value-type="float" office:value="2.97">
                <text:p>2.97</text:p>
              </table:table-cell>
              <table:table-cell office:value-type="float" office:value="7.36">
                <text:p>7.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48">
                <text:p>2048</text:p>
              </table:table-cell>
              <table:table-cell office:value-type="float" office:value="1.32">
                <text:p>1.32</text:p>
              </table:table-cell>
              <table:table-cell office:value-type="float" office:value="4.74">
                <text:p>4.74</text:p>
              </table:table-cell>
              <table:table-cell office:value-type="float" office:value="9.81">
                <text:p>9.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96">
                <text:p>4096</text:p>
              </table:table-cell>
              <table:table-cell office:value-type="float" office:value="4.07">
                <text:p>4.07</text:p>
              </table:table-cell>
              <table:table-cell office:value-type="float" office:value="4.82">
                <text:p>4.82</text:p>
              </table:table-cell>
              <table:table-cell office:value-type="float" office:value="12.67">
                <text:p>12.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192">
                <text:p>8192</text:p>
              </table:table-cell>
              <table:table-cell office:value-type="float" office:value="4.9">
                <text:p>4.9</text:p>
              </table:table-cell>
              <table:table-cell office:value-type="float" office:value="5.79">
                <text:p>5.79</text:p>
              </table:table-cell>
              <table:table-cell office:value-type="float" office:value="18.52">
                <text:p>18.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384">
                <text:p>16384</text:p>
              </table:table-cell>
              <table:table-cell office:value-type="float" office:value="6.63">
                <text:p>6.63</text:p>
              </table:table-cell>
              <table:table-cell office:value-type="float" office:value="7.48">
                <text:p>7.48</text:p>
              </table:table-cell>
              <table:table-cell office:value-type="float" office:value="26.33">
                <text:p>26.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768">
                <text:p>32768</text:p>
              </table:table-cell>
              <table:table-cell office:value-type="float" office:value="9.28">
                <text:p>9.28</text:p>
              </table:table-cell>
              <table:table-cell office:value-type="float" office:value="10.15">
                <text:p>10.15</text:p>
              </table:table-cell>
              <table:table-cell office:value-type="float" office:value="36.78">
                <text:p>36.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536">
                <text:p>65536</text:p>
              </table:table-cell>
              <table:table-cell office:value-type="float" office:value="14.86">
                <text:p>14.86</text:p>
              </table:table-cell>
              <table:table-cell office:value-type="float" office:value="15.64">
                <text:p>15.64</text:p>
              </table:table-cell>
              <table:table-cell office:value-type="float" office:value="57.73">
                <text:p>57.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1072">
                <text:p>131072</text:p>
              </table:table-cell>
              <table:table-cell office:value-type="float" office:value="26.2">
                <text:p>26.2</text:p>
              </table:table-cell>
              <table:table-cell office:value-type="float" office:value="26.72">
                <text:p>26.72</text:p>
              </table:table-cell>
              <table:table-cell office:value-type="float" office:value="100.58">
                <text:p>100.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2144">
                <text:p>262144</text:p>
              </table:table-cell>
              <table:table-cell office:value-type="float" office:value="48.34">
                <text:p>48.34</text:p>
              </table:table-cell>
              <table:table-cell office:value-type="float" office:value="48.45">
                <text:p>48.45</text:p>
              </table:table-cell>
              <table:table-cell office:value-type="float" office:value="187.08">
                <text:p>187.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4288">
                <text:p>524288</text:p>
              </table:table-cell>
              <table:table-cell office:value-type="float" office:value="94.74">
                <text:p>94.74</text:p>
              </table:table-cell>
              <table:table-cell office:value-type="float" office:value="93.99">
                <text:p>93.99</text:p>
              </table:table-cell>
              <table:table-cell office:value-type="float" office:value="357.91">
                <text:p>357.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48576">
                <text:p>1048576</text:p>
              </table:table-cell>
              <table:table-cell office:value-type="float" office:value="193.03">
                <text:p>193.03</text:p>
              </table:table-cell>
              <table:table-cell office:value-type="float" office:value="187.98">
                <text:p>187.98</text:p>
              </table:table-cell>
              <table:table-cell office:value-type="float" office:value="698.45">
                <text:p>698.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97152">
                <text:p>2097152</text:p>
              </table:table-cell>
              <table:table-cell office:value-type="float" office:value="1322.05">
                <text:p>1322.05</text:p>
              </table:table-cell>
              <table:table-cell office:value-type="float" office:value="381.06">
                <text:p>381.06</text:p>
              </table:table-cell>
              <table:table-cell office:value-type="float" office:value="1378.7">
                <text:p>1378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94304">
                <text:p>4194304</text:p>
              </table:table-cell>
              <table:table-cell office:value-type="float" office:value="2935.95">
                <text:p>2935.95</text:p>
              </table:table-cell>
              <table:table-cell office:value-type="float" office:value="2584.32">
                <text:p>2584.32</text:p>
              </table:table-cell>
              <table:table-cell office:value-type="float" office:value="2739.63">
                <text:p>2739.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204cm" svg:height="15.883cm" xlink:href=".." xlink:type="simple" chart:class="chart:scatter" chart:style-name="ch1">
        <chart:title svg:x="13.238cm" svg:y="0.453cm" chart:style-name="ch2">
          <text:p>Latency</text:p>
        </chart:title>
        <chart:legend chart:legend-position="end" svg:x="22.494cm" svg:y="7.144cm" style:legend-expansion="high" chart:style-name="ch3"/>
        <chart:plot-area chart:style-name="ch4" table:cell-range-address="Latency.A2:Latency.A25 Latency.B1:Latency.D10" chart:data-source-has-labels="row" svg:x="1.575cm" svg:y="1.549cm" svg:width="20.355cm" svg:height="13.036cm">
          <chartooo:coordinate-region svg:x="2.011cm" svg:y="1.749cm" svg:width="19.639cm" svg:height="12.189cm"/>
          <chart:axis chart:dimension="x" chart:name="primary-x" chart:style-name="ch5">
            <chart:title svg:x="11.377cm" svg:y="14.902cm" chart:style-name="ch6">
              <text:p>Size</text:p>
            </chart:title>
          </chart:axis>
          <chart:axis chart:dimension="y" chart:name="primary-y" chart:style-name="ch5">
            <chart:title svg:x="0.451cm" svg:y="8.984cm" chart:style-name="ch7">
              <text:p>Latency [µs]</text:p>
            </chart:title>
            <chart:grid chart:style-name="ch8" chart:class="major"/>
          </chart:axis>
          <chart:series chart:style-name="ch9" chart:values-cell-range-address="Latency.B2:Latency.B10" chart:label-cell-address="Latency.B1:Latency.B1" chart:class="chart:scatter">
            <chart:domain table:cell-range-address="Latency.A2:Latency.A25"/>
            <chart:data-point chart:repeated="24"/>
          </chart:series>
          <chart:series chart:style-name="ch10" chart:values-cell-range-address="Latency.C2:Latency.C10" chart:label-cell-address="Latency.C1:Latency.C1" chart:class="chart:scatter">
            <chart:data-point chart:repeated="24"/>
          </chart:series>
          <chart:series chart:style-name="ch11" chart:values-cell-range-address="Latency.D2:Latency.D10" chart:label-cell-address="Latency.D1:Latency.D1" chart:class="chart:scatte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ame socket</text:p>
                <draw:g>
                  <svg:desc>Latency.B1:Latency.B1</svg:desc>
                </draw:g>
              </table:table-cell>
              <table:table-cell office:value-type="string">
                <text:p>same node different sockets</text:p>
                <draw:g>
                  <svg:desc>Latency.C1:Latency.C1</svg:desc>
                </draw:g>
              </table:table-cell>
              <table:table-cell office:value-type="string">
                <text:p>different nodes</text:p>
                <draw:g>
                  <svg:desc>Latency.D1:Latency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atency.A2:Latency.A25</svg:desc>
                </draw:g>
              </table:table-cell>
              <table:table-cell office:value-type="float" office:value="0.43">
                <text:p>0.43</text:p>
                <draw:g>
                  <svg:desc>Latency.B2:Latency.B10</svg:desc>
                </draw:g>
              </table:table-cell>
              <table:table-cell office:value-type="float" office:value="0.63">
                <text:p>0.63</text:p>
                <draw:g>
                  <svg:desc>Latency.C2:Latency.C10</svg:desc>
                </draw:g>
              </table:table-cell>
              <table:table-cell office:value-type="float" office:value="3.5">
                <text:p>3.5</text:p>
                <draw:g>
                  <svg:desc>Latency.D2:Latency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49">
                <text:p>0.49</text:p>
              </table:table-cell>
              <table:table-cell office:value-type="float" office:value="0.7">
                <text:p>0.7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49">
                <text:p>0.49</text:p>
              </table:table-cell>
              <table:table-cell office:value-type="float" office:value="0.71">
                <text:p>0.71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49">
                <text:p>0.49</text:p>
              </table:table-cell>
              <table:table-cell office:value-type="float" office:value="0.7">
                <text:p>0.7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49">
                <text:p>0.49</text:p>
              </table:table-cell>
              <table:table-cell office:value-type="float" office:value="0.7">
                <text:p>0.7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0.48">
                <text:p>0.48</text:p>
              </table:table-cell>
              <table:table-cell office:value-type="float" office:value="0.82">
                <text:p>0.82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0.47">
                <text:p>0.47</text:p>
              </table:table-cell>
              <table:table-cell office:value-type="float" office:value="0.82">
                <text:p>0.82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">
                <text:p>64</text:p>
              </table:table-cell>
              <table:table-cell office:value-type="float" office:value="0.5">
                <text:p>0.5</text:p>
              </table:table-cell>
              <table:table-cell office:value-type="float" office:value="0.92">
                <text:p>0.92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8">
                <text:p>128</text:p>
              </table:table-cell>
              <table:table-cell office:value-type="float" office:value="0.59">
                <text:p>0.59</text:p>
              </table:table-cell>
              <table:table-cell office:value-type="float" office:value="1.19">
                <text:p>1.19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string"/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24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48">
                <text:p>2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096">
                <text:p>4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192">
                <text:p>8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384">
                <text:p>16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768">
                <text:p>32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5536">
                <text:p>65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1072">
                <text:p>131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62144">
                <text:p>262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24288">
                <text:p>524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48576">
                <text:p>1048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97152">
                <text:p>2097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194304">
                <text:p>4194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278cm" svg:height="13.336cm" xlink:href=".." xlink:type="simple" chart:class="chart:scatter" chart:style-name="ch1">
        <chart:title svg:x="13.037cm" svg:y="0.402cm" chart:style-name="ch2">
          <text:p>Bandwidth</text:p>
        </chart:title>
        <chart:legend chart:legend-position="end" svg:x="22.568cm" svg:y="5.871cm" style:legend-expansion="high" chart:style-name="ch3"/>
        <chart:plot-area chart:style-name="ch4" table:cell-range-address="Bandwidth.A1:Bandwidth.A24 Bandwidth.B1:Bandwidth.D23" chart:data-source-has-labels="row" svg:x="1.576cm" svg:y="1.447cm" svg:width="20.427cm" svg:height="10.642cm">
          <chartooo:coordinate-region svg:x="2.568cm" svg:y="1.646cm" svg:width="18.785cm" svg:height="9.796cm"/>
          <chart:axis chart:dimension="x" chart:name="primary-x" chart:style-name="ch5">
            <chart:title svg:x="11.414cm" svg:y="12.355cm" chart:style-name="ch6">
              <text:p>Size</text:p>
            </chart:title>
          </chart:axis>
          <chart:axis chart:dimension="y" chart:name="primary-y" chart:style-name="ch5">
            <chart:title svg:x="0.451cm" svg:y="8.069cm" chart:style-name="ch7">
              <text:p>Bandwidth [MB/s]</text:p>
            </chart:title>
            <chart:grid chart:style-name="ch8" chart:class="major"/>
          </chart:axis>
          <chart:series chart:style-name="ch9" chart:values-cell-range-address="Bandwidth.B2:Bandwidth.B23" chart:label-cell-address="Bandwidth.B1:Bandwidth.B1" chart:class="chart:scatter">
            <chart:domain table:cell-range-address="Bandwidth.A2:Bandwidth.A24"/>
            <chart:data-point chart:repeated="23"/>
          </chart:series>
          <chart:series chart:style-name="ch10" chart:values-cell-range-address="Bandwidth.C2:Bandwidth.C23" chart:label-cell-address="Bandwidth.C1:Bandwidth.C1" chart:class="chart:scatter">
            <chart:data-point chart:repeated="23"/>
          </chart:series>
          <chart:series chart:style-name="ch11" chart:values-cell-range-address="Bandwidth.D2:Bandwidth.D23" chart:label-cell-address="Bandwidth.D1:Bandwidth.D1" chart:class="chart:scatter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ame socket</text:p>
                <draw:g>
                  <svg:desc>Bandwidth.B1:Bandwidth.B1</svg:desc>
                </draw:g>
              </table:table-cell>
              <table:table-cell office:value-type="string">
                <text:p>same node different sockets</text:p>
                <draw:g>
                  <svg:desc>Bandwidth.C1:Bandwidth.C1</svg:desc>
                </draw:g>
              </table:table-cell>
              <table:table-cell office:value-type="string">
                <text:p>different nodes</text:p>
                <draw:g>
                  <svg:desc>Bandwidth.D1:Bandwidth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Bandwidth.A2:Bandwidth.A24</svg:desc>
                </draw:g>
              </table:table-cell>
              <table:table-cell office:value-type="float" office:value="4.68">
                <text:p>4.68</text:p>
                <draw:g>
                  <svg:desc>Bandwidth.B2:Bandwidth.B23</svg:desc>
                </draw:g>
              </table:table-cell>
              <table:table-cell office:value-type="float" office:value="4.52">
                <text:p>4.52</text:p>
                <draw:g>
                  <svg:desc>Bandwidth.C2:Bandwidth.C23</svg:desc>
                </draw:g>
              </table:table-cell>
              <table:table-cell office:value-type="float" office:value="0.63">
                <text:p>0.63</text:p>
                <draw:g>
                  <svg:desc>Bandwidth.D2:Bandwidth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48">
                <text:p>9.48</text:p>
              </table:table-cell>
              <table:table-cell office:value-type="float" office:value="9.2">
                <text:p>9.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9.03">
                <text:p>19.03</text:p>
              </table:table-cell>
              <table:table-cell office:value-type="float" office:value="18.4">
                <text:p>18.4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8.09">
                <text:p>38.09</text:p>
              </table:table-cell>
              <table:table-cell office:value-type="float" office:value="36.72">
                <text:p>36.72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69.82">
                <text:p>69.82</text:p>
              </table:table-cell>
              <table:table-cell office:value-type="float" office:value="68.34">
                <text:p>68.34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36.17">
                <text:p>136.17</text:p>
              </table:table-cell>
              <table:table-cell office:value-type="float" office:value="138.14">
                <text:p>138.14</text:p>
              </table:table-cell>
              <table:table-cell office:value-type="float" office:value="20.38">
                <text:p>20.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222.98">
                <text:p>222.98</text:p>
              </table:table-cell>
              <table:table-cell office:value-type="float" office:value="200.15">
                <text:p>200.15</text:p>
              </table:table-cell>
              <table:table-cell office:value-type="float" office:value="40.7">
                <text:p>40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367.14">
                <text:p>367.14</text:p>
              </table:table-cell>
              <table:table-cell office:value-type="float" office:value="192.08">
                <text:p>192.08</text:p>
              </table:table-cell>
              <table:table-cell office:value-type="float" office:value="78.07">
                <text:p>78.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617.58">
                <text:p>617.58</text:p>
              </table:table-cell>
              <table:table-cell office:value-type="float" office:value="289.49">
                <text:p>289.49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1333.61">
                <text:p>1333.61</text:p>
              </table:table-cell>
              <table:table-cell office:value-type="float" office:value="470.64">
                <text:p>470.64</text:p>
              </table:table-cell>
              <table:table-cell office:value-type="float" office:value="294.55">
                <text:p>294.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2460.94">
                <text:p>2460.94</text:p>
              </table:table-cell>
              <table:table-cell office:value-type="float" office:value="639.85">
                <text:p>639.85</text:p>
              </table:table-cell>
              <table:table-cell office:value-type="float" office:value="530.99">
                <text:p>530.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4177.91">
                <text:p>4177.91</text:p>
              </table:table-cell>
              <table:table-cell office:value-type="float" office:value="818.54">
                <text:p>818.54</text:p>
              </table:table-cell>
              <table:table-cell office:value-type="float" office:value="743.86">
                <text:p>743.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1532.86">
                <text:p>1532.86</text:p>
              </table:table-cell>
              <table:table-cell office:value-type="float" office:value="1237.35">
                <text:p>1237.35</text:p>
              </table:table-cell>
              <table:table-cell office:value-type="float" office:value="924.46">
                <text:p>924.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2375.94">
                <text:p>2375.94</text:p>
              </table:table-cell>
              <table:table-cell office:value-type="float" office:value="1960.28">
                <text:p>1960.28</text:p>
              </table:table-cell>
              <table:table-cell office:value-type="float" office:value="1063.46">
                <text:p>1063.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3064.06">
                <text:p>3064.06</text:p>
              </table:table-cell>
              <table:table-cell office:value-type="float" office:value="2712.91">
                <text:p>2712.91</text:p>
              </table:table-cell>
              <table:table-cell office:value-type="float" office:value="1108.19">
                <text:p>1108.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4072.88">
                <text:p>4072.88</text:p>
              </table:table-cell>
              <table:table-cell office:value-type="float" office:value="3744.72">
                <text:p>3744.72</text:p>
              </table:table-cell>
              <table:table-cell office:value-type="float" office:value="1305.58">
                <text:p>1305.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536">
                <text:p>65536</text:p>
              </table:table-cell>
              <table:table-cell office:value-type="float" office:value="4863.39">
                <text:p>4863.39</text:p>
              </table:table-cell>
              <table:table-cell office:value-type="float" office:value="4588.53">
                <text:p>4588.53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072">
                <text:p>131072</text:p>
              </table:table-cell>
              <table:table-cell office:value-type="float" office:value="5468.61">
                <text:p>5468.61</text:p>
              </table:table-cell>
              <table:table-cell office:value-type="float" office:value="5277.97">
                <text:p>5277.97</text:p>
              </table:table-cell>
              <table:table-cell office:value-type="float" office:value="1484.69">
                <text:p>1484.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2144">
                <text:p>262144</text:p>
              </table:table-cell>
              <table:table-cell office:value-type="float" office:value="5831.65">
                <text:p>5831.65</text:p>
              </table:table-cell>
              <table:table-cell office:value-type="float" office:value="5362.23">
                <text:p>5362.23</text:p>
              </table:table-cell>
              <table:table-cell office:value-type="float" office:value="1502.83">
                <text:p>1502.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4288">
                <text:p>524288</text:p>
              </table:table-cell>
              <table:table-cell office:value-type="float" office:value="6015.66">
                <text:p>6015.66</text:p>
              </table:table-cell>
              <table:table-cell office:value-type="float" office:value="5382.99">
                <text:p>5382.99</text:p>
              </table:table-cell>
              <table:table-cell office:value-type="float" office:value="1520.23">
                <text:p>1520.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48576">
                <text:p>1048576</text:p>
              </table:table-cell>
              <table:table-cell office:value-type="float" office:value="5859.3">
                <text:p>5859.3</text:p>
              </table:table-cell>
              <table:table-cell office:value-type="float" office:value="5427.54">
                <text:p>5427.54</text:p>
              </table:table-cell>
              <table:table-cell office:value-type="float" office:value="1531.02">
                <text:p>1531.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97152">
                <text:p>2097152</text:p>
              </table:table-cell>
              <table:table-cell office:value-type="float" office:value="5636.9">
                <text:p>5636.9</text:p>
              </table:table-cell>
              <table:table-cell office:value-type="float" office:value="5456.37">
                <text:p>5456.37</text:p>
              </table:table-cell>
              <table:table-cell office:value-type="float" office:value="1537.28">
                <text:p>1537.28</text:p>
              </table:table-cell>
            </table:table-row>
            <table:table-row>
              <table:table-cell office:value-type="string"/>
              <table:table-cell office:value-type="float" office:value="4194304">
                <text:p>4194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278cm" svg:height="13.336cm" xlink:href=".." xlink:type="simple" chart:class="chart:scatter" chart:style-name="ch1">
        <chart:title svg:x="13.037cm" svg:y="0.402cm" chart:style-name="ch2">
          <text:p>Bandwidth</text:p>
        </chart:title>
        <chart:legend chart:legend-position="end" svg:x="22.568cm" svg:y="5.871cm" style:legend-expansion="high" chart:style-name="ch3"/>
        <chart:plot-area chart:style-name="ch4" table:cell-range-address="Bandwidth.A2:Bandwidth.A24 Bandwidth.B1:Bandwidth.D15" chart:data-source-has-labels="row" svg:x="1.576cm" svg:y="1.447cm" svg:width="20.427cm" svg:height="10.642cm">
          <chartooo:coordinate-region svg:x="2.568cm" svg:y="1.646cm" svg:width="19.063cm" svg:height="9.796cm"/>
          <chart:axis chart:dimension="x" chart:name="primary-x" chart:style-name="ch5">
            <chart:title svg:x="11.414cm" svg:y="12.355cm" chart:style-name="ch6">
              <text:p>Size</text:p>
            </chart:title>
          </chart:axis>
          <chart:axis chart:dimension="y" chart:name="primary-y" chart:style-name="ch5">
            <chart:title svg:x="0.451cm" svg:y="8.069cm" chart:style-name="ch7">
              <text:p>Bandwidth [MB/s]</text:p>
            </chart:title>
            <chart:grid chart:style-name="ch8" chart:class="major"/>
          </chart:axis>
          <chart:series chart:style-name="ch9" chart:values-cell-range-address="Bandwidth.B2:Bandwidth.B15" chart:label-cell-address="Bandwidth.B1:Bandwidth.B1" chart:class="chart:scatter">
            <chart:domain table:cell-range-address="Bandwidth.A2:Bandwidth.A24"/>
            <chart:data-point chart:repeated="23"/>
          </chart:series>
          <chart:series chart:style-name="ch10" chart:values-cell-range-address="Bandwidth.C2:Bandwidth.C15" chart:label-cell-address="Bandwidth.C1:Bandwidth.C1" chart:class="chart:scatter">
            <chart:data-point chart:repeated="23"/>
          </chart:series>
          <chart:series chart:style-name="ch11" chart:values-cell-range-address="Bandwidth.D2:Bandwidth.D15" chart:label-cell-address="Bandwidth.D1:Bandwidth.D1" chart:class="chart:scatter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ame socket</text:p>
                <draw:g>
                  <svg:desc>Bandwidth.B1:Bandwidth.B1</svg:desc>
                </draw:g>
              </table:table-cell>
              <table:table-cell office:value-type="string">
                <text:p>same node different sockets</text:p>
                <draw:g>
                  <svg:desc>Bandwidth.C1:Bandwidth.C1</svg:desc>
                </draw:g>
              </table:table-cell>
              <table:table-cell office:value-type="string">
                <text:p>different nodes</text:p>
                <draw:g>
                  <svg:desc>Bandwidth.D1:Bandwidth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Bandwidth.A2:Bandwidth.A24</svg:desc>
                </draw:g>
              </table:table-cell>
              <table:table-cell office:value-type="float" office:value="4.68">
                <text:p>4.68</text:p>
                <draw:g>
                  <svg:desc>Bandwidth.B2:Bandwidth.B15</svg:desc>
                </draw:g>
              </table:table-cell>
              <table:table-cell office:value-type="float" office:value="4.52">
                <text:p>4.52</text:p>
                <draw:g>
                  <svg:desc>Bandwidth.C2:Bandwidth.C15</svg:desc>
                </draw:g>
              </table:table-cell>
              <table:table-cell office:value-type="float" office:value="0.63">
                <text:p>0.63</text:p>
                <draw:g>
                  <svg:desc>Bandwidth.D2:Bandwidth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48">
                <text:p>9.48</text:p>
              </table:table-cell>
              <table:table-cell office:value-type="float" office:value="9.2">
                <text:p>9.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9.03">
                <text:p>19.03</text:p>
              </table:table-cell>
              <table:table-cell office:value-type="float" office:value="18.4">
                <text:p>18.4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8.09">
                <text:p>38.09</text:p>
              </table:table-cell>
              <table:table-cell office:value-type="float" office:value="36.72">
                <text:p>36.72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69.82">
                <text:p>69.82</text:p>
              </table:table-cell>
              <table:table-cell office:value-type="float" office:value="68.34">
                <text:p>68.34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36.17">
                <text:p>136.17</text:p>
              </table:table-cell>
              <table:table-cell office:value-type="float" office:value="138.14">
                <text:p>138.14</text:p>
              </table:table-cell>
              <table:table-cell office:value-type="float" office:value="20.38">
                <text:p>20.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222.98">
                <text:p>222.98</text:p>
              </table:table-cell>
              <table:table-cell office:value-type="float" office:value="200.15">
                <text:p>200.15</text:p>
              </table:table-cell>
              <table:table-cell office:value-type="float" office:value="40.7">
                <text:p>40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367.14">
                <text:p>367.14</text:p>
              </table:table-cell>
              <table:table-cell office:value-type="float" office:value="192.08">
                <text:p>192.08</text:p>
              </table:table-cell>
              <table:table-cell office:value-type="float" office:value="78.07">
                <text:p>78.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617.58">
                <text:p>617.58</text:p>
              </table:table-cell>
              <table:table-cell office:value-type="float" office:value="289.49">
                <text:p>289.49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1333.61">
                <text:p>1333.61</text:p>
              </table:table-cell>
              <table:table-cell office:value-type="float" office:value="470.64">
                <text:p>470.64</text:p>
              </table:table-cell>
              <table:table-cell office:value-type="float" office:value="294.55">
                <text:p>294.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2460.94">
                <text:p>2460.94</text:p>
              </table:table-cell>
              <table:table-cell office:value-type="float" office:value="639.85">
                <text:p>639.85</text:p>
              </table:table-cell>
              <table:table-cell office:value-type="float" office:value="530.99">
                <text:p>530.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4177.91">
                <text:p>4177.91</text:p>
              </table:table-cell>
              <table:table-cell office:value-type="float" office:value="818.54">
                <text:p>818.54</text:p>
              </table:table-cell>
              <table:table-cell office:value-type="float" office:value="743.86">
                <text:p>743.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1532.86">
                <text:p>1532.86</text:p>
              </table:table-cell>
              <table:table-cell office:value-type="float" office:value="1237.35">
                <text:p>1237.35</text:p>
              </table:table-cell>
              <table:table-cell office:value-type="float" office:value="924.46">
                <text:p>924.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2375.94">
                <text:p>2375.94</text:p>
              </table:table-cell>
              <table:table-cell office:value-type="float" office:value="1960.28">
                <text:p>1960.28</text:p>
              </table:table-cell>
              <table:table-cell office:value-type="float" office:value="1063.46">
                <text:p>1063.46</text:p>
              </table:table-cell>
            </table:table-row>
            <table:table-row>
              <table:table-cell office:value-type="string"/>
              <table:table-cell office:value-type="float" office:value="16384">
                <text:p>16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768">
                <text:p>32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5536">
                <text:p>65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1072">
                <text:p>131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62144">
                <text:p>262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24288">
                <text:p>524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48576">
                <text:p>1048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97152">
                <text:p>2097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194304">
                <text:p>4194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